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ec98a" style:font-weight-asian="bold" style:font-weight-complex="bold"/>
    </style:style>
    <style:style style:name="P2" style:family="paragraph" style:parent-style-name="Standard">
      <style:text-properties fo:font-weight="normal" officeooo:paragraph-rsid="000ec98a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bold" officeooo:paragraph-rsid="000ec98a" style:font-weight-asian="bold" style:font-weight-complex="bold"/>
    </style:style>
    <style:style style:name="P4" style:family="paragraph" style:parent-style-name="Standard" style:list-style-name="L1">
      <style:text-properties fo:font-weight="normal" officeooo:rsid="00105a64" officeooo:paragraph-rsid="00105a64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0ed5f" officeooo:paragraph-rsid="0010ed5f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10ed5f" officeooo:paragraph-rsid="0010ed5f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10ed5f" officeooo:paragraph-rsid="0010ed5f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10ed5f" officeooo:paragraph-rsid="00120b45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34323" officeooo:paragraph-rsid="00134323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140b5d" officeooo:paragraph-rsid="00140b5d" style:font-weight-asian="normal" style:font-weight-complex="normal"/>
    </style:style>
    <style:style style:name="P11" style:family="paragraph" style:parent-style-name="Standard">
      <style:text-properties fo:font-weight="normal" officeooo:rsid="001660fd" officeooo:paragraph-rsid="001660fd" style:font-weight-asian="normal" style:font-weight-complex="normal"/>
    </style:style>
    <style:style style:name="P12" style:family="paragraph" style:parent-style-name="Standard" style:list-style-name="L5">
      <style:text-properties fo:font-weight="normal" officeooo:rsid="001660fd" officeooo:paragraph-rsid="001660fd" style:font-weight-asian="normal" style:font-weight-complex="normal"/>
    </style:style>
    <style:style style:name="P13" style:family="paragraph" style:parent-style-name="Standard" style:list-style-name="L5">
      <style:text-properties fo:font-weight="normal" officeooo:rsid="001800ff" officeooo:paragraph-rsid="001800ff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182491" officeooo:paragraph-rsid="00182491" style:font-weight-asian="normal" style:font-weight-complex="normal"/>
    </style:style>
    <style:style style:name="P15" style:family="paragraph" style:parent-style-name="Standard">
      <style:text-properties fo:font-weight="bold" officeooo:paragraph-rsid="000ec98a" style:font-weight-asian="bold" style:font-weight-complex="bold"/>
    </style:style>
    <style:style style:name="T1" style:family="text">
      <style:text-properties officeooo:rsid="00105a64"/>
    </style:style>
    <style:style style:name="T2" style:family="text">
      <style:text-properties officeooo:rsid="00120b45"/>
    </style:style>
    <style:style style:name="T3" style:family="text">
      <style:text-properties officeooo:rsid="00134323"/>
    </style:style>
    <style:style style:name="T4" style:family="text">
      <style:text-properties officeooo:rsid="0014788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Erkl¨aren Sie die Begriffe Impulsrauschen, Quantenrauschen, weißes Rauschen und farbiges Rauschen!</text:p>
      <text:p text:style-name="P1"/>
      <text:list xml:id="list729457668814481730" text:style-name="L1">
        <text:list-item>
          <text:p text:style-name="P4">Rauschen ist nichtdeterministisch</text:p>
        </text:list-item>
        <text:list-item>
          <text:p text:style-name="P4">Impulsrauschen</text:p>
          <text:list>
            <text:list-item>
              <text:p text:style-name="P4">Veränderung des Funktionswertes → 255 oder 0</text:p>
            </text:list-item>
            <text:list-item>
              <text:p text:style-name="P4">nur wenige Pixel sind von der Störung betroffen</text:p>
            </text:list-item>
            <text:list-item>
              <text:p text:style-name="P4">in der Umgebung eines durch Rauschen veränderten Pixels meist keine anderen gestörten Pixel</text:p>
            </text:list-item>
            <text:list-item>
              <text:p text:style-name="P4">kann durch Mittelwertfilterung nur abgeschwächt, aber nicht beseitigt werden</text:p>
            </text:list-item>
            <text:list-item>
              <text:p text:style-name="P9">mit Medianfilter entfernbar</text:p>
            </text:list-item>
            <text:list-item>
              <text:p text:style-name="P9">räumlich korelliert</text:p>
            </text:list-item>
          </text:list>
        </text:list-item>
        <text:list-item>
          <text:p text:style-name="P4">Quantenrauschen</text:p>
          <text:list>
            <text:list-item>
              <text:p text:style-name="P4">durch Quanteneffekte → Photonen nicht an richtiger Stelle</text:p>
            </text:list-item>
            <text:list-item>
              <text:p text:style-name="P4">Wahrscheinlichkeit: poissonverteilt</text:p>
            </text:list-item>
          </text:list>
        </text:list-item>
        <text:list-item>
          <text:p text:style-name="P4">weißes Rauschen</text:p>
          <text:list>
            <text:list-item>
              <text:p text:style-name="P4">Variation der Rauschabweichung zwischen Pixeln ist völlig zufällig</text:p>
            </text:list-item>
            <text:list-item>
              <text:p text:style-name="P4">Als Frequenzen eines Farbspektrums aufgefasst wäre das Resultat weiß (jede Frequenz tritt mit gleicher Amplitude auf) →<text:span text:style-name="T3"> ganzes Farbspektrum!</text:span></text:p>
            </text:list-item>
          </text:list>
        </text:list-item>
        <text:list-item>
          <text:p text:style-name="P4">Farbiges Rauschen</text:p>
          <text:list>
            <text:list-item>
              <text:p text:style-name="P5">Variiert hingegen die erwartete Rauschamplitude mit der Frequenz, so spricht man von farbigem Rauschen →<text:span text:style-name="T3"> kommt nur in bestimmtem Frequenzspektrum vor</text:span></text:p>
            </text:list-item>
          </text:list>
        </text:list-item>
      </text:list>
      <text:p text:style-name="P1"/>
      <text:p text:style-name="P1">2. Wie kann die Ableitung der Bildfunktion mit Hilfe der Konvolution approximiert werden? Welche Information kann daraus gewonnen werden?</text:p>
      <text:p text:style-name="P1"/>
      <text:list xml:id="list6918916366676977488" text:style-name="L2">
        <text:list-item>
          <text:p text:style-name="P10">Partielle Abbildungen → Gradient </text:p>
        </text:list-item>
        <text:list-item>
          <text:p text:style-name="P6">Differenzen bilden</text:p>
        </text:list-item>
        <text:list-item>
          <text:p text:style-name="P6">Informationen sind Kanten</text:p>
        </text:list-item>
      </text:list>
      <text:p text:style-name="P1"/>
      <text:p text:style-name="P1">3. Was sind die Unterschiede zwischen Nearest-Neighbor, linearer und Spline-Interpolation?</text:p>
      <text:p text:style-name="P1"/>
      <text:list xml:id="list6676315464154282988" text:style-name="L3">
        <text:list-item>
          <text:p text:style-name="P7">Nearest-Neighbor</text:p>
          <text:p text:style-name="P7">Die Klasse eines unbekannten Segments ergibt sich damit aus der Klasse derjenigen Stichprobe, deren Merkmalsvektor dem Merkmalsvektor des Segments am nächsten ist.<text:line-break/>Schnell, aber starke Sprünge<text:line-break/><text:span text:style-name="T4">werterhaltend</text:span></text:p>
        </text:list-item>
        <text:list-item>
          <text:p text:style-name="P8">lineare Interpolation<text:line-break/><text:span text:style-name="T4">neue Farbe → gemischt aus Nachbarpixeln</text:span><text:line-break/><text:span text:style-name="T2">lineare Trennung</text:span></text:p>
        </text:list-item>
        <text:list-item>
          <text:p text:style-name="P8"><text:span text:style-name="T2">Spline-Interpolation<text:line-break/>Interpolation von gegebenen Stützstellen mithilfe von stückweise stetigen Polynomen</text:span><text:line-break/></text:p>
        </text:list-item>
      </text:list>
      <text:p text:style-name="P1"/>
      <text:p text:style-name="P3"/>
      <text:p text:style-name="P1">4. Gegeben sei der Bildausschnitt <text:s/><text:tab/> 7 <text:s/>17 18 13</text:p>
      <text:p text:style-name="P1"><text:tab/><text:tab/><text:tab/><text:tab/><text:tab/>12 14 <text:s/>5 <text:s text:c="2"/>0 </text:p>
      <text:p text:style-name="P1"><text:tab/><text:tab/><text:tab/><text:tab/><text:tab/> 3 <text:s/>10 <text:s/>1 <text:s text:c="2"/>4 </text:p>
      <text:p text:style-name="P1">und der Filterkernel <text:tab/>1 <text:s/>2 <text:s/>1 </text:p>
      <text:p text:style-name="P1"><text:tab/><text:tab/><text:tab/>1/16 · <text:tab/>2 <text:s/>4 <text:s/>2 </text:p>
      <text:p text:style-name="P1"><text:tab/><text:tab/><text:tab/><text:tab/>1 <text:s/>2 <text:s/>1 </text:p>
      <text:p text:style-name="P1"><text:s/>mit mittigem Ankerpunkt. Berechnen Sie die Faltung des Bildes mit dem Filterkernel fur alle Pixel der mittleren Bildzeile. ¨</text:p>
      <text:p text:style-name="P1"/>
      <text:p text:style-name="P2"><draw:frame draw:style-name="fr1" draw:name="Object1" text:anchor-type="as-char" svg:y="-0.3772in" svg:width="4.9937in" svg:height="0.656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2" text:anchor-type="as-char" svg:y="-0.3772in" svg:width="4.9992in" svg:height="0.656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>Padding beachten!</text:p>
      <text:p text:style-name="P1"/>
      <text:p text:style-name="P1">5. Beschreiben Sie die wesentlichen Schritte des JPEG-Kompressionsverahrens! Warum kommt es dabei zu Blockartefakten (Kachelbildung)? Wie k¨onnen Sie die Qualit¨at des rekonstruierten Bildes beeinflussen?</text:p>
      <text:p text:style-name="P1"/>
      <text:list xml:id="list229338542914373247" text:style-name="L5">
        <text:list-item>
          <text:p text:style-name="P12">RGB → YcbCr <text:line-break/>(So viel wie möglich komprimieren, Farbunterschiede können schlechter erkannt werden als Kontrastunterschiede)</text:p>
        </text:list-item>
        <text:list-item>
          <text:p text:style-name="P12">Tiefpassfilterung (CbCr)</text:p>
        </text:list-item>
        <text:list-item>
          <text:p text:style-name="P12">Bild wird in 8x8 Blöcke zerlegt</text:p>
        </text:list-item>
        <text:list-item>
          <text:p text:style-name="P13">Kosinustransformation (Nullen werden sortiert → können nachher abgeschnitten werden)</text:p>
        </text:list-item>
        <text:list-item>
          <text:p text:style-name="P13">Quantisierung (es ist wahrscheinlich, dass keine 0en enthalten sind → man will möglichst viele Ganzzahlen erhalten</text:p>
        </text:list-item>
        <text:list-item>
          <text:p text:style-name="P14">Umsortierung (ZigZag) → Nullen können so am besten abgeschnitten werden</text:p>
        </text:list-item>
        <text:list-item>
          <text:p text:style-name="P14">Huffmanncodieru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1:20:20.314902099</meta:creation-date>
    <dc:date>2016-12-07T14:13:44.863400909</dc:date>
    <meta:editing-duration>PT1H5M45S</meta:editing-duration>
    <meta:editing-cycles>8</meta:editing-cycles>
    <meta:generator>LibreOffice/5.1.4.2$Linux_X86_64 LibreOffice_project/10m0$Build-2</meta:generator>
    <meta:document-statistic meta:table-count="0" meta:image-count="0" meta:object-count="2" meta:page-count="2" meta:paragraph-count="44" meta:word-count="372" meta:character-count="2647" meta:non-whitespace-character-count="2301"/>
  </office:meta>
</office:document-meta>
</file>

<file path=Object 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7</mn>
              </mtd>
              <mtd>
                <mn>17</mn>
              </mtd>
              <mtd>
                <mn>18</mn>
              </mtd>
            </mtr>
            <mtr>
              <mtd>
                <mn>12</mn>
              </mtd>
              <mtd>
                <mn>14</mn>
              </mtd>
              <mtd>
                <mn>5</mn>
              </mtd>
            </mtr>
            <mtr>
              <mtd>
                <mn>3</mn>
              </mtd>
              <mtd>
                <mn>10</mn>
              </mtd>
              <mtd>
                <mn>1</mn>
              </mtd>
            </mtr>
          </mtable>
        </mrow>
        <mo fence="true" stretchy="true">)</mo>
      </mrow>
      <mi>x</mi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1</mn>
              </mtd>
            </mtr>
            <mtr>
              <mtd>
                <mn>2</mn>
              </mtd>
              <mtd>
                <mn>4</mn>
              </mtd>
              <mtd>
                <mn>2</mn>
              </mtd>
            </mtr>
            <mtr>
              <mtd>
                <mn>1</mn>
              </mtd>
              <mtd>
                <mn>2</mn>
              </mtd>
              <mtd>
                <mn>1</mn>
              </mtd>
            </mtr>
          </mtable>
        </mrow>
        <mo fence="true" stretchy="true">)</mo>
      </mrow>
      <mrow>
        <mfrac>
          <mn>1</mn>
          <mn>16</mn>
        </mfrac>
        <mo stretchy="false">=</mo>
        <mrow>
          <mn>7</mn>
          <mo stretchy="false">+</mo>
          <mn>34</mn>
          <mo stretchy="false">+</mo>
          <mn>18</mn>
          <mo stretchy="false">+</mo>
          <mn>24</mn>
          <mo stretchy="false">+</mo>
          <mn>56</mn>
          <mo stretchy="false">+</mo>
          <mn>10</mn>
          <mo stretchy="false">+</mo>
          <mn>3</mn>
          <mo stretchy="false">+</mo>
          <mn>20</mn>
          <mo stretchy="false">+</mo>
          <mn>1</mn>
        </mrow>
        <mo stretchy="false">=</mo>
        <mrow>
          <mn>173</mn>
          <mo stretchy="false">/</mo>
          <mn>16</mn>
        </mrow>
      </mrow>
    </mrow>
    <annotation encoding="StarMath 5.0">left(matrix{7 # 17 # 18 ## 12 # 14 # 5 ## 3 # 10 # 1} right) x left(matrix{1#2  #1  ## 2 #4  #2  ##1  #2  #1 } right) {1} over {16} = 7+34+18+24+56+10+3+20+1=173/16</annotation>
  </semantics>
</math>
</file>

<file path=Object 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7</mn>
              </mtd>
              <mtd>
                <mn>18</mn>
              </mtd>
              <mtd>
                <mn>13</mn>
              </mtd>
            </mtr>
            <mtr>
              <mtd>
                <mn>14</mn>
              </mtd>
              <mtd>
                <mn>5</mn>
              </mtd>
              <mtd>
                <mn>0</mn>
              </mtd>
            </mtr>
            <mtr>
              <mtd>
                <mn>10</mn>
              </mtd>
              <mtd>
                <mn>1</mn>
              </mtd>
              <mtd>
                <mn>4</mn>
              </mtd>
            </mtr>
          </mtable>
        </mrow>
        <mo fence="true" stretchy="true">)</mo>
      </mrow>
      <mi>x</mi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1</mn>
              </mtd>
            </mtr>
            <mtr>
              <mtd>
                <mn>2</mn>
              </mtd>
              <mtd>
                <mn>4</mn>
              </mtd>
              <mtd>
                <mn>2</mn>
              </mtd>
            </mtr>
            <mtr>
              <mtd>
                <mn>1</mn>
              </mtd>
              <mtd>
                <mn>2</mn>
              </mtd>
              <mtd>
                <mn>1</mn>
              </mtd>
            </mtr>
          </mtable>
        </mrow>
        <mo fence="true" stretchy="true">)</mo>
      </mrow>
      <mrow>
        <mfrac>
          <mn>1</mn>
          <mn>16</mn>
        </mfrac>
        <mo stretchy="false">=</mo>
        <mrow>
          <mn>17</mn>
          <mo stretchy="false">+</mo>
          <mn>36</mn>
          <mo stretchy="false">+</mo>
          <mn>13</mn>
          <mo stretchy="false">+</mo>
          <mn>28</mn>
          <mo stretchy="false">+</mo>
          <mn>20</mn>
          <mo stretchy="false">+</mo>
          <mn>0</mn>
          <mo stretchy="false">+</mo>
          <mn>10</mn>
          <mo stretchy="false">+</mo>
          <mn>2</mn>
          <mo stretchy="false">+</mo>
          <mn>4</mn>
        </mrow>
        <mo stretchy="false">=</mo>
        <mrow>
          <mn>130</mn>
          <mo stretchy="false">/</mo>
          <mn>16</mn>
        </mrow>
      </mrow>
    </mrow>
    <annotation encoding="StarMath 5.0">left(matrix{17 # 18 # 13 ## 14 # 5 # 0 ## 10 # 1 # 4} right) x left(matrix{1#2  #1  ## 2 #4  #2  ##1  #2  #1 } right) {1} over {16} = 17+36+13+28+20+0+10+2+4=130/16</annotation>
  </semantics>
</math>
</file>